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ic Noah</text:p>
      <text:p text:style-name="Standard"/>
      <text:p text:style-name="Standard">Dr. Langford</text:p>
      <text:p text:style-name="Standard"/>
      <text:p text:style-name="Standard">HIS 6939</text:p>
      <text:p text:style-name="Standard"/>
      <text:p text:style-name="Standard">02/01/17</text:p>
      <text:p text:style-name="Standard"/>
      <text:p text:style-name="P1"/>
      <text:p text:style-name="P1">Week 4 Bibliography </text:p>
      <text:p text:style-name="P1"/>
      <text:p text:style-name="P2"/>
      <text:p text:style-name="P2"/>
      <text:list xml:id="list8997486194445320716" text:style-name="L1">
        <text:list-item>
          <text:p text:style-name="P3">Anderson, Carl A. "The <text:span text:style-name="T2">Dream-Oracles of Athena, Knights 1090-95</text:span>." <text:span text:style-name="T1">Transactions of the American Philological Association (1974-)</text:span> 121 (1991): 149. doi:10.2307/284449. </text:p>
          <text:p text:style-name="P3"/>
          <text:p text:style-name="P3">This is an article that covers all instances of oracles in the work by Aristophanes titled <text:span text:style-name="T2">Knights</text:span><text:span text:style-name="T3">. <text:s/>The author discusses how the oracles play a large role in the work yet there is not much scholarship regarding their importance. <text:s/>This article may be difficult to use since it covers Oracles in a work of fiction, yet it can give an idea of how oracles were consulted at the time. <text:s/></text:span></text:p>
          <text:p text:style-name="P3"/>
          <text:p text:style-name="P3"/>
        </text:list-item>
        <text:list-item>
          <text:p text:style-name="P3">Beard, Mary . "<text:span text:style-name="T2">Cicero's 'Response of the haruspices' and the Voice of the Gods</text:span>." <text:span text:style-name="T1">The Journal of Roman Studies</text:span> 102 (2012): 20-39. Accessed January 29, 2017. http://www.jstor.org/stable/41724964.</text:p>
        </text:list-item>
      </text:list>
      <text:p text:style-name="P2"><text:tab/></text:p>
      <text:p text:style-name="P2"><text:tab/>Beard discusses in this article the work by Cicero the Response of the Haruspices and Roman <text:tab/>divination. <text:s/>The article will be helpful because it covers responses to the Roman's using <text:tab/>divinations and prodigies in regards to the Roman Senate. <text:s/></text:p>
      <text:p text:style-name="P2"/>
      <text:list xml:id="list682506094" text:continue-numbering="true" text:style-name="L1">
        <text:list-header>
          <text:p text:style-name="P3"/>
        </text:list-header>
        <text:list-item>
          <text:p text:style-name="P3">Carvalho, Luís Mendonça De, Francisca Maria Fernandes, and Hugh Bowden. "<text:span text:style-name="T2">Oracle Trees in the Ancient Hellenic World</text:span>." <text:span text:style-name="T1">Harvard Papers in Botany</text:span> 16, no. 2 (2011): 425-27. doi:10.3100/0.25.016.0212. </text:p>
          <text:p text:style-name="P3"/>
          <text:p text:style-name="P3">In this article the author discusses how certain trees in the Greek world were identified with certain gods and goddesses. <text:s/>The article combines the subject of oracles with a new idea of looking at nature as a representation of a oracle or a god. <text:s/>The article can be useful since it covers oracles in Greece yet in a new manner than expected. <text:s/></text:p>
          <text:p text:style-name="P3"/>
          <text:p text:style-name="P3"/>
        </text:list-item>
        <text:list-item>
          <text:p text:style-name="P3">Digeser, Elizabeth Depalma. "<text:span text:style-name="T2">An Oracle of Apollo at Daphne and the Great Persecution.</text:span>" <text:span text:style-name="T1">Classical Philology</text:span> 99, no. 1 (2004): 57-77. doi:10.1086/423675.</text:p>
          <text:p text:style-name="P3"/>
          <text:p text:style-name="P3">Digeser discusses the how a profacy from an oracle led to a great persecution of Christians in the Roman empire during the years of Constantine. <text:s/>The author covers the effects oracles and divinations had on the populations of Christians and the consequences the profacies layed upon them. <text:s text:c="2"/></text:p>
          <text:p text:style-name="P3"><text:s/><text:line-break/><text:soft-page-break/></text:p>
        </text:list-item>
        <text:list-item>
          <text:p text:style-name="P3">Gose, Peter. "<text:span text:style-name="T2">Oracles, Divine Kingship, and Political Representation in the Inka State</text:span>." <text:span text:style-name="T1">Ethnohistory</text:span> 43, no. 1 (1996): 1. doi:10.2307/483342. </text:p>
          <text:p text:style-name="P3"/>
          <text:p text:style-name="P3">In this Article, Gose discusses the importance of Oracles and divination in the kingdom of the Inca on South America. <text:s/>Gose also mentions how oracles effected the politics in the Incan courts. <text:s/>This article can be useful since it covers the use of oracles in a kingdom outside of the Greek and Roman world. <text:s/></text:p>
          <text:p text:style-name="P3"/>
          <text:p text:style-name="P3"/>
        </text:list-item>
        <text:list-item>
          <text:p text:style-name="P3">King, Carol J. "<text:span text:style-name="T2">Plutarch, Alexander, and Dream Divination</text:span>." <text:span text:style-name="T1">Illinois Classical Studies</text:span>, no. 38 (2013): 81-111. doi:10.5406/illiclasstud.38.0081. </text:p>
          <text:p text:style-name="P3"/>
          <text:p text:style-name="P3">King discusses the use of divination in dreams for the use of military strategy in terms of Plutarch's life of Alexander. <text:s/>In the article, King looks into nine different dreams that are covered in Plutarch's work that are all divinations by different people during the age of Alexander. <text:s/>This article can be helpful because it looks at divinations from many different cultures (Persia and Macedonia). <text:s/></text:p>
          <text:p text:style-name="P3"/>
        </text:list-item>
        <text:list-item>
          <text:p text:style-name="P3">Lehoux, Daryn. "<text:span text:style-name="T2">Drugs and the Delphic Oracle</text:span>." <text:span text:style-name="T1">Classical World</text:span> 101, no. 1 (2007): 41-56. doi:10.1353/clw.2007.0094. </text:p>
          <text:p text:style-name="P3"/>
          <text:p text:style-name="P3">In this article the author discusses and examines the claims that the Oracle at Delphi was intoxicated during their profacies. <text:s/>Lehoux makes the argument that the claim of gas vents assisting the oracles prophesy’s should be reexamined. <text:s/>This article can be helpful because it covers an interesting aspect of the oracle. <text:s text:c="3"/></text:p>
          <text:p text:style-name="P3"/>
        </text:list-item>
        <text:list-item>
          <text:p text:style-name="P3">Satterfield, Susan. "<text:span text:style-name="T2">NOTES ON PHLEGON'S HERMAPHRODITE ORACLE AND THE PUBLICATION OF ORACLES IN ROME</text:span>." <text:span text:style-name="T1">Rheinisches Museum für Philologie</text:span>, 1st ser., 154 (2011): 117-24. Accessed January 29, 2017. http://www.jstor.org/stable/41697819. </text:p>
          <text:p text:style-name="P3"/>
          <text:p text:style-name="P3">In this article the author covers the importance of the Sibylline books to the Roman government. <text:s/>The author covers many instances in which the sibylline oracle was important to the rituals of Rome. <text:s/>The article can be helpful because it looks into how clandestine the Sibylline books were in Rome and how important the books were to the Senate.</text:p>
          <text:p text:style-name="P3"/>
        </text:list-item>
        <text:list-item>
          <text:p text:style-name="P3">Segal, Charles. "The Oracles of Sophocles' "Trachiniae": Convergence or Confusion?" <text:span text:style-name="T1">Harvard Studies in Classical Philology</text:span> 100 (2000): 151. doi:10.2307/3185213. </text:p>
          <text:p text:style-name="P3"/>
          <text:p text:style-name="P3">In this article the author discusses the use of the oracles in the works of Sophocles and how these figures are totally placed within the stories. <text:s/>Segal looks into oracles in fictional stories yet it does show how much these figures were important to this time. <text:s/>The article has some good points yet there are not many points that can be used for extensive research. <text:s/></text:p>
          <text:p text:style-name="P3"/>
        </text:list-item>
        <text:list-item>
          <text:p text:style-name="P3">Walsh, Lynda. "The rhetoric of oracles." <text:span text:style-name="T1">Rhetoric Society Quarterly</text:span> 33, no. 3 (2003): 55-78. doi:10.1080/02773940309391259. </text:p>
          <text:p text:style-name="P3"/>
          <text:p text:style-name="P3">In this article, Walsh discusses the ancient rhetoric of the oracle of the Greek world. <text:s/>The author <text:s/>also covers that the oracles rhetoric had diminished as the city of Athens (in example) inscribe <text:soft-page-break/>their own destiny. <text:s/>This article can be useful to see how the writing about the greek oracle changed through the years and through multiple authors. <text:s/></text:p>
          <text:p text:style-name="P3"/>
          <text:p text:style-name="P3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13:44</meta:creation-date>
    <dc:date>2017-01-29T21:14:38</dc:date>
    <meta:editing-duration>PT56M46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3" meta:paragraph-count="27" meta:word-count="796" meta:character-count="5064"/>
  </office:meta>
</office:document-meta>
</file>